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34000001CDBE65FEEF032F1A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44pt" fo:font-weight="bold" officeooo:rsid="00177463" officeooo:paragraph-rsid="00177463" style:font-size-asian="44pt" style:font-weight-asian="bold" style:font-size-complex="4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draw:frame draw:style-name="fr1" draw:name="Image1" text:anchor-type="paragraph" svg:x="1.378cm" svg:y="1.27cm" svg:width="35.243cm" svg:height="12.197cm" draw:z-index="0"><draw:image xlink:href="Pictures/1000020100000534000001CDBE65FEEF032F1A2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fbsee.net/m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35:18.026896229</meta:creation-date>
    <dc:date>2019-07-31T18:24:00.390000000</dc:date>
    <meta:editing-duration>PT13M26S</meta:editing-duration>
    <meta:editing-cycles>2</meta:editing-cycles>
    <meta:generator>LibreOffice/6.1.0.3$Windows_X86_64 LibreOffice_project/efb621ed25068d70781dc026f7e9c5187a4decd1</meta:generator>
    <meta:print-date>2019-07-31T18:23:46.740000000</meta:print-date>
    <meta:document-statistic meta:table-count="0" meta:image-count="1" meta:object-count="0" meta:page-count="1" meta:paragraph-count="1" meta:word-count="1" meta:character-count="14" meta:non-whitespace-character-count="14"/>
  </office:meta>
</office:document-meta>
</file>